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7486in" fo:margin-left="0in" fo:margin-top="0in" fo:margin-bottom="0in" table:align="left" style:writing-mode="lr-tb"/>
    </style:style>
    <style:style style:name="Table2.A" style:family="table-column">
      <style:table-column-properties style:column-width="0.4708in"/>
    </style:style>
    <style:style style:name="Table2.B" style:family="table-column">
      <style:table-column-properties style:column-width="2.6542in"/>
    </style:style>
    <style:style style:name="Table2.C" style:family="table-column">
      <style:table-column-properties style:column-width="0.5653in"/>
    </style:style>
    <style:style style:name="Table2.D" style:family="table-column">
      <style:table-column-properties style:column-width="0.9972in"/>
    </style:style>
    <style:style style:name="Table2.E" style:family="table-column">
      <style:table-column-properties style:column-width="0.9375in"/>
    </style:style>
    <style:style style:name="Table2.F" style:family="table-column">
      <style:table-column-properties style:column-width="1.1236in"/>
    </style:style>
    <style:style style:name="Table2.1" style:family="table-row">
      <style:table-row-properties style:min-row-height="0.284in" fo:keep-together="auto"/>
    </style:style>
    <style:style style:name="Table2.A1" style:family="table-cell">
      <style:table-cell-properties style:vertical-align="middle" fo:background-color="#473e8a" fo:padding-left="0.075in" fo:padding-right="0.075in" fo:padding-top="0.0382in" fo:padding-bottom="0.0382in" fo:border-left="0.5pt solid #000000" fo:border-right="none" fo:border-top="0.5pt solid #000000" fo:border-bottom="0.5pt solid #000000">
        <style:background-image/>
      </style:table-cell-properties>
    </style:style>
    <style:style style:name="Table2.F1" style:family="table-cell">
      <style:table-cell-properties style:vertical-align="middle" fo:background-color="#473e8a" fo:padding-left="0.075in" fo:padding-right="0.075in" fo:padding-top="0.0382in" fo:padding-bottom="0.0382in" fo:border="0.5pt solid #000000">
        <style:background-image/>
      </style:table-cell-properties>
    </style:style>
    <style:style style:name="Table2.A2" style:family="table-cell">
      <style:table-cell-properties style:vertical-align="middle" fo:background-color="#f2f2f2" fo:padding-left="0.075in" fo:padding-right="0.075in" fo:padding-top="0.0382in" fo:padding-bottom="0.0382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0.2778in" fo:keep-together="auto"/>
    </style:style>
    <style:style style:name="Table2.A3" style:family="table-cell">
      <style:table-cell-properties style:vertical-align="middle" fo:background-color="#dad7ed" fo:padding-left="0.075in" fo:padding-right="0.075in" fo:padding-top="0in" fo:padding-bottom="0in" fo:border="0.5pt solid #000000">
        <style:background-image/>
      </style:table-cell-properties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5" style:family="table-row">
      <style:table-row-properties style:min-row-height="0.2201in" fo:keep-together="auto"/>
    </style:style>
    <style:style style:name="Table2.A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E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A7" style:family="table-cell">
      <style:table-cell-properties style:vertical-align="middle"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595959" loext:opacity="100%" style:font-name="Times New Roman" fo:font-size="10pt" officeooo:paragraph-rsid="00131264" style:font-size-asian="10pt" style:font-name-complex="Times New Roman1" style:font-size-complex="10pt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595959" loext:opacity="100%" style:font-name="Times New Roman" fo:font-size="10pt" officeooo:paragraph-rsid="00131264" style:font-size-asian="10pt" style:font-name-complex="Times New Roman1" style:font-size-complex="10pt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595959" loext:opacity="100%" style:font-name="Times New Roman" fo:font-size="10pt" officeooo:paragraph-rsid="00131264" style:font-size-asian="10pt" style:font-name-complex="Times New Roman1" style:font-size-complex="10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595959" loext:opacity="100%" style:font-name="Times New Roman" fo:font-size="10pt" officeooo:rsid="00811608" officeooo:paragraph-rsid="006bd452" style:font-size-asian="10pt" style:font-name-complex="Times New Roman1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595959" loext:opacity="100%" style:font-name="Times New Roman" fo:font-size="14pt" officeooo:paragraph-rsid="00131264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595959" loext:opacity="100%" style:font-name="Times New Roman" fo:font-size="14pt" officeooo:rsid="009f4501" officeooo:paragraph-rsid="009f4501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Times New Roman" fo:font-size="10pt" officeooo:paragraph-rsid="00131264" fo:background-color="transparent" style:font-size-asian="10pt" style:font-name-complex="Times New Roman1" style:font-size-complex="10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Times New Roman" fo:font-size="10pt" officeooo:rsid="002b009a" officeooo:paragraph-rsid="002b009a" fo:background-color="transparent" style:font-size-asian="10pt" style:font-name-complex="Times New Roman1" style:font-size-complex="10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0305cd3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0573527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0131264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035d7fd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color="#595959" loext:opacity="100%" style:font-name="Times New Roman" fo:font-size="22pt" officeooo:rsid="009f4501" officeooo:paragraph-rsid="009f4501" style:font-size-asian="22pt" style:font-name-complex="Times New Roman1" style:font-size-complex="22pt"/>
    </style:style>
    <style:style style:name="P14" style:family="paragraph" style:parent-style-name="Standard">
      <style:paragraph-properties fo:text-align="start" style:justify-single-word="false"/>
      <style:text-properties fo:color="#595959" loext:opacity="100%" style:font-name="Times New Roman" fo:font-size="14pt" officeooo:rsid="002b1c27" officeooo:paragraph-rsid="00131264" style:font-size-asian="14pt" style:font-name-complex="Times New Roman1" style:font-size-complex="14pt"/>
    </style:style>
    <style:style style:name="P15" style:family="paragraph" style:parent-style-name="Standard">
      <style:text-properties fo:color="#595959" loext:opacity="100%" style:font-name="Times New Roman" fo:font-size="14pt" officeooo:rsid="006ed82a" officeooo:paragraph-rsid="00131264" style:font-size-asian="14pt" style:font-name-complex="Times New Roman1" style:font-size-complex="14pt"/>
    </style:style>
    <style:style style:name="P16" style:family="paragraph" style:parent-style-name="Standard">
      <style:text-properties fo:color="#595959" loext:opacity="100%" style:font-name="Times New Roman" fo:font-size="14pt" officeooo:rsid="006ed82a" officeooo:paragraph-rsid="0072e0f6" style:font-size-asian="14pt" style:font-name-complex="Times New Roman1" style:font-size-complex="14pt"/>
    </style:style>
    <style:style style:name="T1" style:family="text">
      <style:text-properties fo:color="#595959" loext:opacity="100%" style:font-name="Times New Roman" fo:font-size="14pt" officeooo:rsid="003e6a5c" style:font-size-asian="14pt" style:font-name-complex="Times New Roman1" style:font-size-complex="14pt"/>
    </style:style>
    <style:style style:name="T2" style:family="text">
      <style:text-properties officeooo:rsid="00a4855f"/>
    </style:style>
    <style:style style:name="T3" style:family="text">
      <style:text-properties officeooo:rsid="00d06d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e_fom" text:name="py3o.options.date_from"/>
        <text:user-field-decl office:value-type="string" office:string-value="date to" text:name="py3o.options.date_to"/>
        <text:user-field-decl office:value-type="string" office:string-value="records" text:name="py3o.options.records"/>
        <text:user-field-decl office:value-type="string" office:string-value="record.parent" text:name="py3o.record.parent"/>
        <text:user-field-decl office:value-type="string" office:string-value="record.total_qty" text:name="py3o.record.total_qty"/>
        <text:user-field-decl office:value-type="string" office:string-value="record.total_amt_display" text:name="py3o.record.total_amt_display"/>
        <text:user-field-decl office:value-type="string" office:string-value="report_of_item" text:name="py3o.line.report_of_item"/>
        <text:user-field-decl office:value-type="string" office:string-value="qty" text:name="py3o.line.qty"/>
        <text:user-field-decl office:value-type="string" office:string-value="uom" text:name="py3o.line.uom"/>
        <text:user-field-decl office:value-type="string" office:string-value="price_unit_display" text:name="py3o.line.price_unit_display"/>
        <text:user-field-decl office:value-type="string" office:string-value="price_subtotal_display" text:name="py3o.line.price_subtotal_display"/>
        <text:user-field-decl office:value-type="string" office:string-value="record.lines" text:name="py3o.record.lines"/>
        <text:user-field-decl office:value-type="string" office:string-value="number" text:name="py3o.no"/>
        <text:user-field-decl office:value-type="string" office:string-value="location" text:name="location"/>
        <text:user-field-decl office:value-type="string" office:string-value="location" text:name="py3o.rec.team_name"/>
        <text:user-field-decl office:value-type="string" office:string-value="Name" text:name="py3o.rec.name"/>
        <text:user-field-decl office:value-type="string" office:string-value="no" text:name="py3o.data.no"/>
        <text:user-field-decl office:value-type="string" office:string-value="Product" text:name="py30.data.product"/>
        <text:user-field-decl office:value-type="string" office:string-value="Lines" text:name="py3o.rec.lines"/>
        <text:user-field-decl office:value-type="string" office:string-value="no" text:name="py3o.line.no"/>
        <text:user-field-decl office:value-type="string" office:string-value="Product" text:name="py3o.line.product"/>
        <text:user-field-decl office:value-type="string" office:string-value="closing_qty" text:name="py3o.line.closing_qty"/>
        <text:user-field-decl office:value-type="string" office:string-value="closing_value" text:name="py3o.closing_value"/>
        <text:user-field-decl office:value-type="string" office:string-value="closing_value" text:name="py3o.line.closing_value"/>
      </text:user-field-decls>
      <text:p text:style-name="P13">Inventory Report</text:p>
      <text:p text:style-name="P6"/>
      <text:p text:style-name="P5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7">No.</text:p>
          </table:table-cell>
          <table:table-cell table:style-name="Table2.A1" office:value-type="string">
            <text:p text:style-name="P8">Item</text:p>
          </table:table-cell>
          <table:table-cell table:style-name="Table2.A1" office:value-type="string">
            <text:p text:style-name="P8">Qty</text:p>
          </table:table-cell>
          <table:table-cell table:style-name="Table2.A1" office:value-type="string">
            <text:p text:style-name="P8">UOM</text:p>
          </table:table-cell>
          <table:table-cell table:style-name="Table2.A1" office:value-type="string">
            <text:p text:style-name="P8">Unit Price</text:p>
          </table:table-cell>
          <table:table-cell table:style-name="Table2.F1" office:value-type="string">
            <text:p text:style-name="P8">Total</text:p>
          </table:table-cell>
        </table:table-row>
        <table:table-row table:style-name="Table2.1">
          <table:table-cell table:style-name="Table2.A2" table:number-columns-spanned="6" office:value-type="string">
            <text:p text:style-name="P9"><text:a xlink:type="simple" xlink:href="py3o://for=%22rec%20in%20records%22" text:style-name="Internet_20_link" text:visited-style-name="Visited_20_Internet_20_Link"><text:span text:style-name="T2">for="rec in record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6" office:value-type="string">
            <text:p text:style-name="P2"><text:user-field-get text:name="py3o.rec.name">Name</text:user-field-get><text:s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4" table:number-columns-spanned="6" office:value-type="string">
            <text:p text:style-name="P11"><text:a xlink:type="simple" xlink:href="py3o://for=%22line%20in%20rec.lines%22" text:style-name="Internet_20_link" text:visited-style-name="Visited_20_Internet_20_Link"><text:span text:style-name="T3">for="line in rec.line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office:value-type="string">
            <text:p text:style-name="P4"><text:user-field-get text:name="py3o.line.no">no</text:user-field-get></text:p>
          </table:table-cell>
          <table:table-cell table:style-name="Table2.B5" office:value-type="string">
            <text:p text:style-name="P2"><text:user-field-get text:name="py3o.line.product">Product</text:user-field-get></text:p>
          </table:table-cell>
          <table:table-cell table:style-name="Table2.C5" office:value-type="string">
            <text:p text:style-name="P1"><text:user-field-get text:name="py3o.line.closing_qty">closing_qty</text:user-field-get></text:p>
          </table:table-cell>
          <table:table-cell table:style-name="Table2.D5" office:value-type="string">
            <text:p text:style-name="P1">-</text:p>
          </table:table-cell>
          <table:table-cell table:style-name="Table2.E5" office:value-type="string">
            <text:p text:style-name="P1">-</text:p>
          </table:table-cell>
          <table:table-cell table:style-name="Table2.F5" office:value-type="string">
            <text:p text:style-name="P3"><text:user-field-get text:name="py3o.line.closing_value">closing_value</text:user-field-get></text:p>
          </table:table-cell>
        </table:table-row>
        <table:table-row table:style-name="Table2.5">
          <table:table-cell table:style-name="Table2.A6" table:number-columns-spanned="6" office:value-type="string">
            <text:p text:style-name="P12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7" table:number-columns-spanned="6" office:value-type="string">
            <text:p text:style-name="P10"><text:a xlink:type="simple" xlink:href="py3o:///for" text:style-name="Internet_20_link" text:visited-style-name="Visited_20_Internet_20_Link"><text:span text:style-name="T2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30T09:13:55.154309278</meta:creation-date>
    <dc:date>2023-01-05T14:09:06.687000000</dc:date>
    <meta:editing-duration>PT22H13M20S</meta:editing-duration>
    <meta:editing-cycles>68</meta:editing-cycles>
    <meta:generator>LibreOffice/7.3.3.2$Windows_x86 LibreOffice_project/d1d0ea68f081ee2800a922cac8f79445e4603348</meta:generator>
    <meta:document-statistic meta:table-count="1" meta:image-count="0" meta:object-count="0" meta:page-count="1" meta:paragraph-count="18" meta:word-count="24" meta:character-count="135" meta:non-whitespace-character-count="128"/>
  </office:meta>
</office:document-meta>
</file>